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MT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 *res_1</text:p>
      <text:p text:style-name="P1">Con esta carta, quiero expresar mi interés en estudiar en el Centro de Investigación y Docencia Económicas A.C en el programa de Maestría en Métodos para el Análisis de Políticas Públicas para el periodo 2019-2021. Soy Jhonatan Gaona, un ciudadano de tiempo completo con aspiraciones e insaciables deseos por resolver los problemas intergeneracionales de México; así mismo, soy exalumno de la Universidad Nacional Autónoma de México en la Licenciatura en Ciencias Políticas y Administración Pública y del Instituto Politécnico Nacional en la Licenciatura en Negocios Internacionales. </text:p>
      <text:p text:style-name="P1"/>
      <text:p text:style-name="P1">**** *res_2</text:p>
      <text:p text:style-name="P1">Para continuar con mi responsabilidad ciudadana y mi desarrollo intelectual deseo realizar un posgrado en este Centro de Investigación, pues es una institución educativa de alto rendimiento, de prestigioso reconocimiento y rigor científico y con una alta capacidad resolutoria en los grandes problemas nacionales. Así mismo, estoy convencido de que el Instituto me permitirá un sólido desarrollo académico en las ciencias sociales con orientación a las políticas públicas y una indiscutible formación con responsabilidad social para el siglo XXI. </text:p>
      <text:p text:style-name="P1"/>
      <text:p text:style-name="P1">**** *res_3</text:p>
      <text:p text:style-name="P1">Los objetivos e intereses personales siempre han sido por convicción, por lo que he decidido desarrollarme en las áreas de evaluacion de impacto de las políticas sociales; y para lograr este objetivo, en compañía del Instituto, es necesario construir un conocimiento interdisciplinario, científico, de vanguardia y con alto sentido humano. Esto solo me lo podrá brindar el Centro de Investigación en su programa de Maestría al que estoy interesado; un programa que gozará, en el futuro cercano, del reconocimiento científico dentro de los diversos espacios de discusión académica, en la opinión pública y en la toma de decisión en la esfera gubernamental. Su reciente y oportuna creación del programa a nivel regional de América Latina contribuirá a mi formación académica y profesional con miras resolver los grandes problemas del desarrollo social </text:p>
      <text:p text:style-name="P1"/>
      <text:p text:style-name="P1">**** *res_4</text:p>
      <text:p text:style-name="P1">Así mismo, el programa de Maestría contiene cursos que, continuando con mi objetivo de especialización académica, me permitirá una sólida formación a través de las materias de evaluación de impacto, econometría, métodos mixtos y métodos experimentales aplicados al análisis de políticas, diseño de encuestas, análisis espacial, programación en stata y los veranos de investigación. Estos cursos me serán relevantes para continuar en la búsqueda de problemas y soluciones científicas ante situaciones adversas en la sociedad, me permitirán continuar con un posgrado internacional, reforzar mis áreas de conocimiento actual y, en un mediano plazo, realizar investigaciones científicas a través de un Centro de Investigación. Todo ello me permitiría, en un largo plazo, trabajar en áreas de investigación de las Comisiones Económicas de las Naciones Unidas y en organizaciones regionales para la cooperación y el desarrollo. </text:p>
      <text:p text:style-name="P1"/>
      <text:p text:style-name="P1"><text:soft-page-break/>**** *res_5</text:p>
      <text:p text:style-name="P1">Finalmente, expreso con toda humildad que seré un estudiante con el suficiente entusiasmo para aprender en cada curso; sabré hacer frente a las exigencias académicas; me atreveré a proponer, discutir y emprender problemas y soluciones con interés social y valor científico; me comprometo a ser corresponsable ante las demandas sociales del presente siglo y que siempre miraré por los intereses de las generaciones futuras. 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HONATAN GAONA</meta:initial-creator>
    <meta:creation-date>2020-09-07T08:12:29</meta:creation-date>
    <meta:document-statistic meta:table-count="0" meta:image-count="0" meta:object-count="0" meta:page-count="2" meta:paragraph-count="10" meta:word-count="504" meta:character-count="3467"/>
    <dc:date>2020-09-07T08:14:41</dc:date>
    <dc:creator>JHONATAN GAONA</dc:creator>
    <meta:editing-duration>PT2M12S</meta:editing-duration>
    <meta:editing-cycles>1</meta:editing-cycles>
    <meta:generator>OpenOffice/4.1.7$Unix OpenOffice.org_project/417m1$Build-9800</meta:generator>
  </office:meta>
</office:document-meta>
</file>